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600" officeooo:paragraph-rsid="0001e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eva line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3-31T20:56:00.479000000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</office:meta>
</office:document-meta>
</file>